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e instanciée</text:p>
      <text:p text:style-name="Standard"/>
      <text:p text:style-name="Standard">Obtectif : C'est un objet qui doit avoir sa propre vie</text:p>
      <text:p text:style-name="Standard">L'instanciée faire des choses avec et le détruire</text:p>
      <text:p text:style-name="Standard">Avoir autant d'instance de l'objet qu'on en a besoin</text:p>
      <text:p text:style-name="Standard"/>
      <text:p text:style-name="Standard">Exemple : Objet voitures </text:p>
      <text:p text:style-name="Standard">Fonction tourner a droite, a gauche</text:p>
      <text:p text:style-name="Standard">Caractéristique : </text:p>
      <text:p text:style-name="Standard"/>
      <text:list xml:id="list4609097091165263872" text:style-name="L1">
        <text:list-item>
          <text:p text:style-name="P1">Jaune</text:p>
        </text:list-item>
        <text:list-item>
          <text:p text:style-name="P1">Automatique, Manuel</text:p>
        </text:list-item>
        <text:list-item>
          <text:p text:style-name="P1">...</text:p>
        </text:list-item>
      </text:list>
      <text:p text:style-name="Standard"/>
      <text:p text:style-name="Standard"/>
      <text:p text:style-name="Standard">Classe static</text:p>
      <text:p text:style-name="Standard"/>
      <text:p text:style-name="Standard">Principe : Pour des choses qui ne bouge pas.</text:p>
      <text:p text:style-name="Standard">Si on a besoin de fonction bien définie il faut des static.</text:p>
      <text:p text:style-name="Standard"/>
      <text:p text:style-name="Standard">Il y a par exemple une classe utilitaire : <text:s/>Imaginons une classe avec toutes les formules mathématiques, au lieu d'écrire 5 lignes de code n écrira une seule ligne.</text:p>
      <text:p text:style-name="Standard"/>
      <text:p text:style-name="Standard">C'est une classe que le peut appelé sans instanciée.</text:p>
      <text:p text:style-name="Standard"/>
      <text:p text:style-name="Standard">L'objectif de faire des classes : Simplifier notre code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xel Bauduin</meta:initial-creator>
    <meta:creation-date>2018-02-09T18:14:10.80</meta:creation-date>
    <dc:date>2018-02-09T18:39:19.24</dc:date>
    <dc:creator>Axel Bauduin</dc:creator>
    <meta:editing-duration>PT25M8S</meta:editing-duration>
    <meta:editing-cycles>5</meta:editing-cycles>
    <meta:generator>OpenOffice/4.1.5$Win32 OpenOffice.org_project/415m1$Build-9789</meta:generator>
    <meta:document-statistic meta:table-count="0" meta:image-count="0" meta:object-count="0" meta:page-count="1" meta:paragraph-count="16" meta:word-count="119" meta:character-count="668"/>
  </office:meta>
</office:document-meta>
</file>